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79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112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14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1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17" style:family="table-cell" style:parent-style-name="Default">
      <style:table-cell-properties fo:background-color="#666666" fo:border="0.06pt solid #000000"/>
    </style:style>
    <style:style style:name="ce118" style:family="table-cell" style:parent-style-name="Default">
      <style:table-cell-properties fo:background-color="#cccccc" fo:border="2.49pt solid #000000"/>
    </style:style>
    <style:style style:name="ce119" style:family="table-cell" style:parent-style-name="Default">
      <style:table-cell-properties fo:background-color="#00cc00" fo:border="0.06pt solid #000000"/>
    </style:style>
    <style:style style:name="ce120" style:family="table-cell" style:parent-style-name="Default">
      <style:table-cell-properties fo:background-color="#ffff99" fo:border="0.06pt solid #000000"/>
    </style:style>
    <style:style style:name="ce121" style:family="table-cell" style:parent-style-name="Default">
      <style:table-cell-properties fo:background-color="#999999" fo:border="2.49pt solid #000000"/>
    </style:style>
    <style:style style:name="ce122" style:family="table-cell" style:parent-style-name="Default">
      <style:table-cell-properties fo:background-color="#00cc33" fo:border="0.06pt solid #000000"/>
    </style:style>
    <style:style style:name="ce123" style:family="table-cell" style:parent-style-name="Default">
      <style:table-cell-properties fo:background-color="#99ccff" fo:border="0.06pt solid #000000"/>
    </style:style>
    <style:style style:name="ce124" style:family="table-cell" style:parent-style-name="Default">
      <style:table-cell-properties fo:background-color="#33ff99" fo:border="0.06pt solid #000000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fo:border="0.06pt solid #000000"/>
    </style:style>
    <style:style style:name="ce127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29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6" style:family="table-cell" style:parent-style-name="Default">
      <style:table-cell-properties fo:background-color="#666666" fo:border="2.49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transparent" fo:border="0.06pt solid #000000"/>
    </style:style>
    <style:style style:name="ce8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41" style:family="table-cell" style:parent-style-name="Default" style:data-style-name="N37"/>
    <style:style style:name="ce142" style:family="table-cell" style:parent-style-name="Default">
      <style:table-cell-properties fo:background-color="#66ff66"/>
    </style:style>
    <style:style style:name="ce143" style:family="table-cell" style:parent-style-name="Default">
      <style:table-cell-properties fo:background-color="#ffff66"/>
    </style:style>
    <style:style style:name="ce144" style:family="table-cell" style:parent-style-name="Default">
      <style:table-cell-properties fo:background-color="#ffcc00"/>
    </style:style>
    <style:style style:name="ce14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66ccff"/>
    </style:style>
    <style:style style:name="ce147" style:family="table-cell" style:parent-style-name="Default">
      <style:table-cell-properties fo:background-color="#33ff99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#ff3333"/>
    </style:style>
    <style:style style:name="ce150" style:family="table-cell" style:parent-style-name="Default">
      <style:table-cell-properties fo:background-color="#66ffff"/>
    </style:style>
    <style:style style:name="ce151" style:family="table-cell" style:parent-style-name="Default">
      <style:table-cell-properties fo:background-color="#99ff66"/>
    </style:style>
    <style:style style:name="ce152" style:family="table-cell" style:parent-style-name="Default">
      <style:table-cell-properties fo:background-color="#ff9900"/>
    </style:style>
    <style:style style:name="ce153" style:family="table-cell" style:parent-style-name="Default">
      <style:table-cell-properties fo:background-color="#ffff99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6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cc"/>
    </style:style>
    <style:style style:name="ce6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74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3" style:family="table-cell" style:parent-style-name="Default" style:data-style-name="N37"/>
    <style:style style:name="ce104" style:family="table-cell" style:parent-style-name="Default">
      <style:table-cell-properties fo:background-color="#66ff66"/>
    </style:style>
    <style:style style:name="ce105" style:family="table-cell" style:parent-style-name="Default">
      <style:table-cell-properties fo:background-color="#ffff66"/>
    </style:style>
    <style:style style:name="ce106" style:family="table-cell" style:parent-style-name="Default">
      <style:table-cell-properties fo:background-color="#ffcc00"/>
    </style:style>
    <style:style style:name="ce107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66ccff"/>
    </style:style>
    <style:style style:name="ce109" style:family="table-cell" style:parent-style-name="Default">
      <style:table-cell-properties fo:background-color="#33ff99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ff3333"/>
    </style:style>
    <style:style style:name="ce116" style:family="table-cell" style:parent-style-name="Default">
      <style:table-cell-properties fo:background-color="#66ffff"/>
    </style:style>
    <style:style style:name="ce134" style:family="table-cell" style:parent-style-name="Default">
      <style:table-cell-properties fo:background-color="#99ff66"/>
    </style:style>
    <style:style style:name="ce154" style:family="table-cell" style:parent-style-name="Default">
      <style:table-cell-properties fo:background-color="#ff9900"/>
    </style:style>
    <style:style style:name="ce155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9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page</text:p>
          </table:table-cell>
          <table:table-cell table:style-name="ce63" office:value-type="string" calcext:value-type="string">
            <text:p>Moderate</text:p>
          </table:table-cell>
          <table:table-cell table:style-name="ce63" office:value-type="string" calcext:value-type="string">
            <text:p>page</text:p>
          </table:table-cell>
          <table:table-cell table:style-name="ce6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6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67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67"/>
        <table:table-column table:style-name="co2" table:visibility="collapse" table:default-cell-style-name="ce67"/>
        <table:table-column table:style-name="co2" table:number-columns-repeated="9" table:default-cell-style-name="ce67"/>
        <table:table-column table:style-name="co2" table:visibility="collapse" table:default-cell-style-name="ce67"/>
        <table:table-column table:style-name="co2" table:number-columns-repeated="9" table:default-cell-style-name="ce67"/>
        <table:table-column table:style-name="co2" table:visibility="collapse" table:default-cell-style-name="ce67"/>
        <table:table-column table:style-name="co2" table:number-columns-repeated="24" table:default-cell-style-name="ce67"/>
        <table:table-row table:style-name="ro1">
          <table:table-cell table:style-name="ce6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65"/>
          <table:table-cell table:style-name="ce74"/>
          <table:table-cell table:style-name="ce6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74"/>
          <table:table-cell table:style-name="ce6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6"/>
          <table:covered-table-cell table:style-name="ce76" office:value-type="string" calcext:value-type="string">
            <text:p>https://arxiv.org/abs/2005.10825v1</text:p>
          </table:covered-table-cell>
          <table:table-cell table:style-name="ce74"/>
          <table:table-cell table:style-name="ce6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76" office:value-type="string" calcext:value-type="string" table:number-columns-spanned="3" table:number-rows-spanned="1">
            <text:p>CPP</text:p>
          </table:table-cell>
          <table:covered-table-cell table:number-columns-repeated="2" table:style-name="ce76"/>
          <table:table-cell table:style-name="ce76"/>
          <table:table-cell table:style-name="ce76" office:value-type="string" calcext:value-type="string" table:number-columns-spanned="3" table:number-rows-spanned="1">
            <text:p>C#</text:p>
          </table:table-cell>
          <table:covered-table-cell table:number-columns-repeated="2" table:style-name="ce76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76" office:value-type="string" calcext:value-type="string" table:number-columns-spanned="3" table:number-rows-spanned="1">
            <text:p>C</text:p>
          </table:table-cell>
          <table:covered-table-cell table:number-columns-repeated="2" table:style-name="ce76"/>
          <table:table-cell table:style-name="ce76"/>
          <table:table-cell table:style-name="ce76" office:value-type="string" calcext:value-type="string" table:number-columns-spanned="3" table:number-rows-spanned="1">
            <text:p>Java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Go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Python</text:p>
          </table:table-cell>
          <table:covered-table-cell table:number-columns-repeated="2" table:style-name="ce76"/>
          <table:table-cell table:style-name="ce76"/>
          <table:table-cell table:style-name="ce76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WEB</text:p>
          </table:table-cell>
          <table:covered-table-cell table:number-columns-repeated="2" table:style-name="ce76"/>
          <table:table-cell table:style-name="ce6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6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6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6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65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67" office:value-type="string" calcext:value-type="string">
            <text:p>Introduction to Algorithms</text:p>
          </table:table-cell>
          <table:table-cell table:style-name="ce67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6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6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68" table:number-columns-repeated="3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6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6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61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61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61" office:value-type="string" calcext:value-type="string">
            <text:p>complete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67" table:number-columns-repeated="3"/>
          <table:table-cell table:style-name="ce67" office:value-type="string" calcext:value-type="string">
            <text:p>binary games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5"/>
        <table:table-column table:style-name="co2" table:default-cell-style-name="Default"/>
        <table:table-row table:style-name="ro1">
          <table:table-cell table:style-name="ce67"/>
          <table:table-cell table:style-name="Default" table:number-columns-repeated="4"/>
          <table:table-cell/>
        </table:table-row>
        <table:table-row table:style-name="ro1">
          <table:table-cell table:style-name="ce6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6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Intro AI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Agents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lann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Search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Logic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Uncertainty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Machine Learn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6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6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6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Natural Language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Robotics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erception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hilosophy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Lisp Programm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rolog Programm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C++/Java/Python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Reference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1" office:value-type="string" calcext:value-type="string">
            <text:p>Ricky T. Q. Chen*, Yulia Rubanova*, Jesse Bettencourt*, David Duvenaud</text:p>
          </table:table-cell>
          <table:table-cell table:style-name="ce101"/>
          <table:table-cell table:style-name="ce104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9" office:value-type="string" calcext:value-type="string">
            <text:p><text:span text:style-name="T8">Multi-Sample Dropout for Accelerated Training</text:span></text:p>
            <text:p><text:span text:style-name="T8">and Better Generalization</text:span></text:p>
          </table:table-cell>
          <table:table-cell table:style-name="ce102" office:value-type="string" calcext:value-type="string">
            <text:p>Hiroshi Inoue</text:p>
          </table:table-cell>
          <table:table-cell table:style-name="ce102"/>
          <table:table-cell table:style-name="ce104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4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4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5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4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4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4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4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3" office:value-type="string" calcext:value-type="string">
            <text:p>may – dec 2019</text:p>
          </table:table-cell>
          <table:table-cell table:style-name="ce104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4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4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0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7" office:value-type="string" calcext:value-type="string">
            <text:p> <text:span text:style-name="T9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0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0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1" table:number-columns-repeated="2"/>
          <table:table-cell table:style-name="ce110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9" office:value-type="string" calcext:value-type="string">
            <text:p>How Google's AlphaGo Beat a Go World Champion</text:p>
          </table:table-cell>
          <table:table-cell table:style-name="ce102" table:number-columns-repeated="2"/>
          <table:table-cell table:style-name="ce110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11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0"/>
        <table:table-column table:style-name="co2" table:number-columns-repeated="7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1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9"/>
          <table:table-cell table:style-name="ce102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8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4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4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6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6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6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6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6"/>
        </table:table-row>
        <table:table-row table:style-name="ro1">
          <table:table-cell table:style-name="ce116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6" table:number-columns-repeated="2"/>
          <table:table-cell table:style-name="ce116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6"/>
          <table:table-cell table:style-name="ce116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6"/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6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6"/>
        </table:table-row>
        <table:table-row table:style-name="ro1">
          <table:table-cell table:number-columns-repeated="9"/>
          <table:table-cell table:style-name="ce116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6"/>
        </table:table-row>
        <table:table-row table:style-name="ro1">
          <table:table-cell table:number-columns-repeated="9"/>
          <table:table-cell table:style-name="ce116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6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6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4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11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4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4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5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5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4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5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08:55:38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12H13M26S</meta:editing-duration>
    <meta:editing-cycles>922</meta:editing-cycles>
    <meta:generator>LibreOffice/7.6.1.2$Windows_X86_64 LibreOffice_project/f5defcebd022c5bc36bbb79be232cb6926d8f674</meta:generator>
    <dc:date>2024-07-30T13:21:23.864000000</dc:date>
    <meta:document-statistic meta:table-count="21" meta:cell-count="319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